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e29" officeooo:paragraph-rsid="000bde29"/>
    </style:style>
    <style:style style:name="P2" style:family="paragraph" style:parent-style-name="Standard">
      <style:text-properties style:text-underline-style="solid" style:text-underline-width="auto" style:text-underline-color="font-color" officeooo:rsid="000bde29" officeooo:paragraph-rsid="000bde29"/>
    </style:style>
    <style:style style:name="P3" style:family="paragraph" style:parent-style-name="Standard">
      <style:text-properties fo:font-weight="bold" officeooo:rsid="000bde29" officeooo:paragraph-rsid="000bde29" style:font-weight-asian="bold" style:font-weight-complex="bold"/>
    </style:style>
    <style:style style:name="P4" style:family="paragraph" style:parent-style-name="Standard">
      <style:text-properties officeooo:rsid="000d408c" officeooo:paragraph-rsid="000d408c"/>
    </style:style>
    <style:style style:name="P5" style:family="paragraph" style:parent-style-name="Standard">
      <style:text-properties fo:font-style="normal" style:text-underline-style="solid" style:text-underline-width="auto" style:text-underline-color="font-color" officeooo:rsid="000d408c" officeooo:paragraph-rsid="000d408c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0eda9b" officeooo:paragraph-rsid="000eda9b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0e95bc" officeooo:paragraph-rsid="000e95bc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eda9b" officeooo:paragraph-rsid="000eda9b" style:font-style-asian="normal" style:font-style-complex="normal"/>
    </style:style>
    <style:style style:name="T1" style:family="text">
      <style:text-properties officeooo:rsid="000d4286"/>
    </style:style>
    <style:style style:name="T2" style:family="text">
      <style:text-properties officeooo:rsid="000e95bc"/>
    </style:style>
    <style:style style:name="T3" style:family="text">
      <style:text-properties officeooo:rsid="000ed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rique des systèmes de vote de l’UE</text:p>
      <text:p text:style-name="P1"/>
      <text:p text:style-name="P2">- 1956-2000 :</text:p>
      <text:p text:style-name="P1"/>
      <text:p text:style-name="P1">votes pondérés</text:p>
      <text:p text:style-name="P1">séparation entre « grands » et « petits » états</text:p>
      <text:p text:style-name="P1"/>
      <text:p text:style-name="P1">majorité : 12 voix sur 17</text:p>
      <text:p text:style-name="P1">avec 4 voix pour grands états</text:p>
      <text:p text:style-name="P1"><text:s text:c="9"/>2 voix pour les petits états</text:p>
      <text:p text:style-name="P1"><text:s text:c="9"/>1 voix pour le Luxenbourg</text:p>
      <text:p text:style-name="P1"/>
      <text:p text:style-name="P1">MAIS</text:p>
      <text:p text:style-name="P1"><text:s/>- sous-représentation des grands états</text:p>
      <text:p text:style-name="P1">- sur-représentation des petits états</text:p>
      <text:p text:style-name="P1">- élargissement de l’UE à des petits états</text:p>
      <text:p text:style-name="P1">quota : 68 % → 58 % → en dessous de 50 % si UE-27</text:p>
      <text:p text:style-name="P1"/>
      <text:p text:style-name="P1"/>
      <text:p text:style-name="P2">- 2000 : Traité de Nice :</text:p>
      <text:p text:style-name="P4"/>
      <text:p text:style-name="P4">repondération en faveur des Grands états, compense l’élargissement de l’UE</text:p>
      <text:p text:style-name="P4">quota : 73,9 %</text:p>
      <text:p text:style-name="P4">3 conditions :</text:p>
      <text:p text:style-name="P4">- majorité d’état <text:span text:style-name="T1">(inutile)</text:span></text:p>
      <text:p text:style-name="P4">- vote pondérés (qui désavantage l’Allemagne)</text:p>
      <text:p text:style-name="P4">- 62 % de la population (pour apaiser l’Allemagne mais en réalité inutile d’un point de vue mathématique)</text:p>
      <text:p text:style-name="P4"/>
      <text:p text:style-name="P4">MAIS</text:p>
      <text:p text:style-name="P4">-complexifie inutilement la procédure, <text:span text:style-name="T1">caractère artificiel</text:span></text:p>
      <text:p text:style-name="P4">-<text:span text:style-name="T1">grands pays gagnants (Espagne, Pologne, France)</text:span></text:p>
      <text:p text:style-name="P4">- <text:span text:style-name="T1">diminution de la capacité collective à prendre des décisions</text:span></text:p>
      <text:p text:style-name="P4"/>
      <text:p text:style-name="P5">- <text:span text:style-name="T2">Constitution rule :</text:span></text:p>
      <text:p text:style-name="P5"/>
      <text:p text:style-name="P7">double majorité <text:span text:style-name="T3">(15 pays, 65 % de la population)</text:span></text:p>
      <text:p text:style-name="P8">4 pays pour bloquer</text:p>
      <text:p text:style-name="P8"/>
      <text:p text:style-name="P8">MAIS</text:p>
      <text:p text:style-name="P8">- augmente le pouvoir de l’Allemagne</text:p>
      <text:p text:style-name="P8">-diminue celui de la France, de l’Italie et surtout de l’Espagne et de la Pologne</text:p>
      <text:p text:style-name="P8">- les autres pays ont un pouvoir inférieur à la moyenne</text:p>
      <text:p text:style-name="P8"/>
      <text:p text:style-name="P6">- Compromis entre les 2 précédents :</text:p>
      <text:p text:style-name="P6"/>
      <text:p text:style-name="P8">encore pire</text:p>
      <text:p text:style-name="P8">55 % pays, 55 % population</text:p>
      <text:p text:style-name="P8">ou 55 % pays, 65 % population (celui qu’on a actuellement)</text:p>
      <text:p text:style-name="P8"/>
      <text:p text:style-name="P8"/>
      <text:p text:style-name="P6">- Penrose 62 :</text:p>
      <text:p text:style-name="P6"><text:soft-page-break/></text:p>
      <text:p text:style-name="P8">quota à 62 %</text:p>
      <text:p text:style-name="P8">poids proportionnels à la racine carrée des populations</text:p>
      <text:p text:style-name="P8">donne autant de pouvoir à chaque citoyen de l’UE</text:p>
      <text:p text:style-name="P8"/>
      <text:p text:style-name="P8"/>
      <text:p text:style-name="P7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9T10:47:26.493000000</meta:creation-date>
    <dc:date>2024-11-29T11:44:09.047000000</dc:date>
    <meta:editing-duration>PT3M49S</meta:editing-duration>
    <meta:editing-cycles>1</meta:editing-cycles>
    <meta:document-statistic meta:table-count="0" meta:image-count="0" meta:object-count="0" meta:page-count="2" meta:paragraph-count="39" meta:word-count="255" meta:character-count="1410" meta:non-whitespace-character-count="1175"/>
    <meta:generator>LibreOffice/6.1.6.3$Windows_x86 LibreOffice_project/5896ab1714085361c45cf540f76f60673dd96a72</meta:generator>
  </office:meta>
</office:document-meta>
</file>